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weight-asian="normal" style:font-size-complex="13pt" style:font-weight-complex="normal"/>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ab-stops>
          <style:tab-stop style:position="18.819cm"/>
        </style:tab-stops>
      </style:paragraph-properties>
    </style:style>
    <style:style style:name="P3" style:family="paragraph" style:parent-style-name="Text_20_body">
      <style:paragraph-properties fo:margin-left="0cm" fo:margin-right="0cm" fo:margin-top="0cm" fo:margin-bottom="0cm" style:contextual-spacing="false" fo:line-height="138%" fo:text-align="end" style:justify-single-word="false" fo:text-indent="0cm" style:auto-text-indent="false" style:writing-mode="lr-tb"/>
      <style:text-properties fo:font-variant="normal" fo:text-transform="none" fo:color="#000000" loext:opacity="100%" style:text-line-through-style="none" style:text-line-through-type="none" style:font-name="Liberation Sans" fo:font-size="13pt" fo:font-style="normal" style:text-underline-style="none" fo:font-weight="normal" style:text-blinking="false" fo:background-color="transparent" style:font-size-asian="13pt" style:font-weight-asian="normal" style:font-size-complex="13pt" style:font-weight-complex="normal"/>
    </style:style>
    <style:style style:name="P4" style:family="paragraph" style:parent-style-name="Text_20_body">
      <style:paragraph-properties fo:margin-left="0cm" fo:margin-right="0cm" fo:margin-top="0cm" fo:margin-bottom="0cm" style:contextual-spacing="false" fo:line-height="138%" fo:text-align="end" style:justify-single-word="false" fo:text-indent="0cm" style:auto-text-indent="false" style:writing-mode="lr-tb"/>
      <style:text-properties style:font-name="Liberation Sans" fo:font-size="13pt" fo:font-weight="normal" style:font-size-asian="13pt" style:font-weight-asian="normal" style:font-size-complex="13pt" style:font-weight-complex="normal"/>
    </style:style>
    <style:style style:name="P5" style:family="paragraph" style:parent-style-name="Text_20_body">
      <style:text-properties style:font-name="Liberation Sans" fo:font-size="13pt" fo:font-weight="normal"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423cm" style:contextual-spacing="false" fo:line-height="138%" fo:text-align="justify" style:justify-single-word="false" fo:text-indent="0cm" style:auto-text-indent="false" style:writing-mode="lr-tb"/>
      <style:text-properties style:font-name="Liberation Sans" fo:font-size="13pt" fo:font-weight="normal" style:font-size-asian="13pt" style:font-weight-asian="normal" style:font-size-complex="13pt" style:font-weight-complex="normal"/>
    </style:style>
    <style:style style:name="P7" style:family="paragraph" style:parent-style-name="Text_20_body">
      <style:paragraph-properties fo:margin-top="0cm" fo:margin-bottom="0.423cm" style:contextual-spacing="false" fo:line-height="138%" fo:text-align="justify" style:justify-single-word="false"/>
      <style:text-properties style:font-name="Liberation Sans" fo:font-size="13pt" fo:font-weight="normal" style:font-size-asian="13pt" style:font-weight-asian="normal" style:font-size-complex="13pt" style:font-weight-complex="normal"/>
    </style:style>
    <style:style style:name="P8" style:family="paragraph" style:parent-style-name="Text_20_body">
      <style:paragraph-properties fo:margin-top="0cm" fo:margin-bottom="0.423cm" style:contextual-spacing="false" fo:line-height="138%" fo:text-align="justify" style:justify-single-word="false"/>
    </style:style>
    <style:style style:name="P9"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weight="normal" style:font-weight-asian="normal" style:font-weight-complex="normal"/>
    </style:style>
    <style:style style:name="T1" style:family="text">
      <style:text-properties fo:font-variant="normal" fo:text-transform="none" fo:color="#000000" loext:opacity="100%" style:text-line-through-style="none" style:text-line-through-type="none" style:font-name="Liberation Sans" fo:font-size="13pt" fo:font-style="normal" style:text-underline-style="solid" style:text-underline-width="auto" style:text-underline-color="font-color" fo:font-weight="normal" style:text-blinking="false" fo:background-color="transparent" loext:char-shading-value="0" style:font-size-asian="13pt" style:font-weight-asian="normal" style:font-size-complex="13pt" style:font-weight-complex="normal"/>
    </style:style>
    <style:style style:name="T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 style:family="text">
      <style:text-properties style:font-name="Liberation Sans" fo:font-size="13pt" fo:font-weight="normal" style:font-size-asian="13pt" style:font-weight-asian="normal" style:font-size-complex="13pt" style:font-weight-complex="normal"/>
    </style:style>
    <style:style style:name="T4" style:family="text">
      <style:text-properties fo:color="#3465a4" loext:opacity="100%" style:font-name="Liberation Sans"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41e1f42c-7fff-d022-6ef2-563d703f5f23"/>Sarah Hamici</text:p>
      <text:p text:style-name="P1">19 Rue Colonel Fabien</text:p>
      <text:p text:style-name="P1">38600 Fontaine</text:p>
      <text:p text:style-name="P1">07 69 00 58 64</text:p>
      <text:p text:style-name="P2"><text:a xlink:type="simple" xlink:href="mailto:sarah.hamici@etu.univ-grenoble-alpes.fr" text:style-name="Internet_20_link" text:visited-style-name="Visited_20_Internet_20_Link"><text:span text:style-name="T1">sarah.hamici@etu.univ-grenoble-alpes.fr</text:span></text:a></text:p>
      <text:p text:style-name="P3">Fondation Grenoble INP</text:p>
      <text:p text:style-name="P3">M. Giroud</text:p>
      <text:p text:style-name="P3">Site Phelma Minatec 3 Parvis Louis Néel</text:p>
      <text:p text:style-name="P4"><text:span text:style-name="T2">CS 50257 38016 Grenoble Cedex 1</text:span></text:p>
      <text:p text:style-name="P1">A Grenoble, le 20/11/2025</text:p>
      <text:p text:style-name="P5"/>
      <text:p text:style-name="P1">Objet : Candidature pour un stage de 8 à 12 semaines en développement web</text:p>
      <text:p text:style-name="P1"/>
      <text:p text:style-name="P6">Monsieur Giroud,</text:p>
      <text:p text:style-name="P7">Actuellement étudiante en deuxième année de Bachelor Universitaire de Technologie (BUT) Informatique, parcours "Réalisation d'applications", au sein de l’IUT2 de Grenoble, je me permets de vous adresser ma candidature pour un stage de 8 à 12 semaines, à compter du 20 avril 2026, en soutien aux projets et initiatives de l'écosystème Grenoble INP.</text:p>
      <text:p text:style-name="P7">J’ai été particulièrement intéressée par l'engagement de la Fondation dans l'innovation technologique et par le soutien que vous apportez aux entreprises partenaires de la métropole. Je souhaite réellement mettre en pratique mes connaissances en développement applicatif dans un environnement stimulant, comme le vôtre, qui contribue activement à la transformation numérique de la recherche et de l'industrie régionale. Cela correspond parfaitement aux objectifs de ma formation et à mon désir de mettre en pratique mes connaissances dans cet environnement.</text:p>
      <text:p text:style-name="P8"><text:span text:style-name="T3">Mon parcours universitaire est axé sur la conception, le développement et la </text:span><text:span text:style-name="T3">validation d'applications</text:span><text:span text:style-name="T3">. J'ai développé des compétences solides sur des langages et technologies variés, notamment </text:span><text:span text:style-name="T3">JavaScript, C++, SQL, et la stack web (HTML/CSS/PHP)</text:span><text:span text:style-name="T3">, que j’approfondis chaque jour grâce aux différents projets que je réalise dans ma formation. Je conçois moi-même mon portfolio en HTML/CSS, que je mets régulièrement à jour et que vous pouvez retrouver grâce au lien suivant : </text:span><text:span text:style-name="Source_20_Text"><text:span text:style-name="T4">https://srh-hmc.github.io/Portfolio-Sarah/</text:span></text:span><text:span text:style-name="T3">.</text:span></text:p>
      <text:p text:style-name="P8"><text:span text:style-name="T3">Vous trouverez mon CV via mon profil GitHub : </text:span><text:span text:style-name="Source_20_Text"><text:span text:style-name="T4">https://github.com/srh-hmc/Candidature-stage-Sarah-Hamici/blob/main/CV.pdf</text:span></text:span></text:p>
      <text:p text:style-name="P7"><text:soft-page-break/>De nature sérieuse et motivée, je suis persuadée que faire mon stage chez vous me permettrait de mettre en pratique mes compétences tout en développant les savoir-être et savoir-faire attendus dans un environnement professionnel exigeant. Je suis convaincue que ma capacité à collaborer avec mes collègues, combinée à mon sens du service et à ma disponibilité, contribuera efficacement aux projets de vos équipes.</text:p>
      <text:p text:style-name="P7">Dans l’attente d’une réponse de votre part, je me tiens à votre disposition pour tout complément d’information. Veuillez agréer, Monsieur Giroud, l'expression de mes salutations respectueuses.</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2.999cm" fo:page-height="29.7cm" style:num-format="1" style:print-orientation="portrait" fo:margin-top="2cm" fo:margin-bottom="2cm" fo:margin-left="1.039cm" fo:margin-right="1.18cm" fo:border="0.06pt solid #ffffff" fo:padding="0.049cm" fo:background-color="#ffffff" style:writing-mode="lr-tb"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0T22:03:16.030117900</meta:creation-date>
    <dc:date>2025-11-20T22:11:07.256168400</dc:date>
    <meta:editing-duration>PT7M55S</meta:editing-duration>
    <meta:editing-cycles>1</meta:editing-cycles>
    <meta:document-statistic meta:table-count="0" meta:image-count="0" meta:object-count="0" meta:page-count="2" meta:paragraph-count="18" meta:word-count="354" meta:character-count="2461" meta:non-whitespace-character-count="2125"/>
    <meta:generator>LibreOffice/25.2.6.1$Windows_X86_64 LibreOffice_project/13f8d05e475a6b6572cdd8fe3af1421c659c51c2</meta:generator>
  </office:meta>
</office:document-meta>
</file>